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8f20" officeooo:paragraph-rsid="001c8f20"/>
    </style:style>
    <style:style style:name="P2" style:family="paragraph" style:parent-style-name="Standard">
      <style:text-properties officeooo:rsid="001c8f20" officeooo:paragraph-rsid="001e5f34"/>
    </style:style>
    <style:style style:name="P3" style:family="paragraph" style:parent-style-name="Standard">
      <style:paragraph-properties fo:text-align="end" style:justify-single-word="false"/>
      <style:text-properties fo:font-size="14pt" fo:font-weight="bold" officeooo:rsid="001f8bd8" officeooo:paragraph-rsid="001f8bd8"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21ec76" officeooo:paragraph-rsid="0021ec76"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officeooo:rsid="001c8f20" officeooo:paragraph-rsid="001c8f20" style:font-size-asian="14pt" style:font-weight-asian="normal" style:font-size-complex="14pt" style:font-weight-complex="normal"/>
    </style:style>
    <style:style style:name="P6" style:family="paragraph" style:parent-style-name="Standard">
      <style:text-properties fo:font-size="13pt" style:text-underline-style="solid" style:text-underline-width="auto" style:text-underline-color="font-color" fo:font-weight="normal" officeooo:rsid="001c8f20" officeooo:paragraph-rsid="001c8f20" style:font-size-asian="13pt" style:font-weight-asian="normal" style:font-size-complex="13pt" style:font-weight-complex="normal"/>
    </style:style>
    <style:style style:name="P7" style:family="paragraph" style:parent-style-name="Standard">
      <style:text-properties fo:font-size="13pt" style:text-underline-style="solid" style:text-underline-width="auto" style:text-underline-color="font-color" fo:font-weight="normal" officeooo:rsid="001c8f20" officeooo:paragraph-rsid="001e5f34" style:font-size-asian="13pt" style:font-weight-asian="normal" style:font-size-complex="13pt" style:font-weight-complex="normal"/>
    </style:style>
    <style:style style:name="P8" style:family="paragraph" style:parent-style-name="Standard">
      <style:paragraph-properties fo:text-align="end" style:justify-single-word="false"/>
      <style:text-properties fo:font-size="10.5pt" fo:font-weight="normal" officeooo:rsid="001f8bd8" officeooo:paragraph-rsid="001f8bd8" style:font-size-asian="10.5pt" style:font-weight-asian="normal" style:font-size-complex="10.5pt" style:font-weight-complex="normal"/>
    </style:style>
    <style:style style:name="P9" style:family="paragraph" style:parent-style-name="Standard">
      <style:text-properties officeooo:rsid="00211e30" officeooo:paragraph-rsid="00211e30"/>
    </style:style>
    <style:style style:name="P10" style:family="paragraph" style:parent-style-name="Standard">
      <style:text-properties officeooo:rsid="0021ec76" officeooo:paragraph-rsid="0021ec76"/>
    </style:style>
    <style:style style:name="P11" style:family="paragraph" style:parent-style-name="Standard">
      <style:text-properties officeooo:rsid="001c8f20" officeooo:paragraph-rsid="0022d906"/>
    </style:style>
    <style:style style:name="P12" style:family="paragraph" style:parent-style-name="Standard">
      <style:text-properties officeooo:rsid="001c8f20" officeooo:paragraph-rsid="001e5f34"/>
    </style:style>
    <style:style style:name="T1" style:family="text">
      <style:text-properties officeooo:rsid="001e5f34"/>
    </style:style>
    <style:style style:name="T2" style:family="text">
      <style:text-properties style:text-position="super 58%" style:text-underline-style="none" fo:font-weight="bold" officeooo:rsid="001e5f34" style:font-weight-asian="bold" style:font-weight-complex="bold"/>
    </style:style>
    <style:style style:name="T3" style:family="text">
      <style:text-properties style:text-underline-style="none" fo:font-weight="bold" officeooo:rsid="001e5f34" style:font-weight-asian="bold" style:font-weight-complex="bold"/>
    </style:style>
    <style:style style:name="T4" style:family="text">
      <style:text-properties style:text-underline-style="none" fo:font-weight="bold" officeooo:rsid="0021ec76" style:font-weight-asian="bold" style:font-weight-complex="bold"/>
    </style:style>
    <style:style style:name="T5" style:family="text">
      <style:text-properties style:text-underline-style="none" fo:font-weight="bold" officeooo:rsid="0022d906" style:font-weight-asian="bold" style:font-weight-complex="bold"/>
    </style:style>
    <style:style style:name="T6" style:family="text">
      <style:text-properties officeooo:rsid="00211e30"/>
    </style:style>
    <style:style style:name="T7" style:family="text">
      <style:text-properties officeooo:rsid="0021ec76"/>
    </style:style>
    <style:style style:name="T8" style:family="text">
      <style:text-properties officeooo:rsid="0022d9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pte-rendu-à-temps</text:p>
      <text:p text:style-name="P3"/>
      <text:p text:style-name="P5"/>
      <text:p text:style-name="P8">Groupe B</text:p>
      <text:p text:style-name="P8">GARCIA Oscar</text:p>
      <text:p text:style-name="P8">BASTARD-DELAGE Samy</text:p>
      <text:p text:style-name="P8">MANGADO Mateo</text:p>
      <text:p text:style-name="P8"/>
      <text:p text:style-name="P1"/>
      <text:p text:style-name="P6">Du 26 au 29 : <text:span text:style-name="T3">1</text:span><text:span text:style-name="T2">ers</text:span><text:span text:style-name="T3"> pas</text:span></text:p>
      <text:p text:style-name="P6"/>
      <text:p text:style-name="P1">-Répartition de travail</text:p>
      <text:p text:style-name="P1">-Détail des tâches à accomplir</text:p>
      <text:p text:style-name="P1">-Apprentissage et mise en place d’un repository Github</text:p>
      <text:p text:style-name="P1"/>
      <text:p text:style-name="P1">Nous avons avant les vacances préférés poser les choses, se mettre d’accord et pouvoir utiliser les mêmes outils, plutôt que ne pas foncer trop vite dans le projet, quitte à prendre un léger retard comparé aux autres, mais nous pensons que cela sera plus viable sur la durée du projet et que ça nous permettra de ne plus perdre de temps par la suite.</text:p>
      <text:p text:style-name="P1"/>
      <text:p text:style-name="P7"><text:span text:style-name="T1">Les vacances</text:span> : <text:span text:style-name="T3">Premières réunions</text:span></text:p>
      <text:p text:style-name="P7"/>
      <text:p text:style-name="P2">-<text:span text:style-name="T6">Création branches Git</text:span></text:p>
      <text:p text:style-name="P2">-<text:span text:style-name="T6">Commencement du site</text:span></text:p>
      <text:p text:style-name="P2"/>
      <text:p text:style-name="P9">Nous avons mis en place nos branches de travail respectives, Mateo a commencé par la branche header et footer, dans lesquelles il a crée le header et le footer responsive, puis les a incorporé dans chacun des fichiers HTML qui composent le site avant de « merge » et d’actualiser la branche main, afin que Oscar et Samy puissent travailler en visualisant chaque page correctement.</text:p>
      <text:p text:style-name="P9">Oscar a travaillé dans la branche compétences, en faisant donc un squelette type pour les 6 pages compétences, tandis que Samy a préféré combler ses lacunes et se mettre au niveau en HTML/CSS tout en testant dans sa branche index, qui représente la page d’accueil.</text:p>
      <text:p text:style-name="P2"/>
      <text:p text:style-name="P7"><text:span text:style-name="T7">Semaine du 7 novembre</text:span> : <text:span text:style-name="T4">Reprise</text:span></text:p>
      <text:p text:style-name="P7"/>
      <text:p text:style-name="P2">-<text:span text:style-name="T7">On profite de la séance TP pour se montrer ce qu’on a appris, on se pose des questions et on re-planifie la suite du travail !</text:span></text:p>
      <text:p text:style-name="P2">-<text:span text:style-name="T7">QLQN se charge donc de réunir tout le contenu</text:span></text:p>
      <text:p text:style-name="P2">-<text:span text:style-name="T7">Oscar avance sur la page Contact, Samy sur l’accueil et Mateo sur la présentation</text:span></text:p>
      <text:p text:style-name="P10">-Github rend le partage de documents et le suivi des avancées très très simple et plaisant !</text:p>
      <text:p text:style-name="P2"/>
      <text:p text:style-name="P7"><text:span text:style-name="T8">Semaine du 14 novembre</text:span> : <text:span text:style-name="T5">Finalisation et sprint</text:span></text:p>
      <text:p text:style-name="P7"/>
      <text:p text:style-name="P11">-<text:span text:style-name="T8">Remplissage des pages compétences, très chronophage</text:span></text:p>
      <text:p text:style-name="P11">-<text:span text:style-name="T8">Premiers tests </text:span><text:line-break/>-<text:span text:style-name="T8">On rentre dans la dernière ligne droite, c’est parti pour y passer un peu plus de temps pendant une semaine fin de rendre la meilleure version possible !</text:span></text:p>
      <text:p text:style-name="P2"/>
      <text:p text:style-name="P7"><text:span text:style-name="T8">Jusqu’au 22 novembre</text:span> : <text:span text:style-name="T3">1</text:span><text:span text:style-name="T2">ers</text:span><text:span text:style-name="T3"> pas</text:span></text:p>
      <text:p text:style-name="P7"/>
      <text:p text:style-name="P2">-<text:span text:style-name="T8">On se charge du responsive</text:span></text:p>
      <text:p text:style-name="P2">-<text:span text:style-name="T8">On fait une croix sur le mode sombre, hélas</text:span></text:p>
      <text:p text:style-name="P2"><text:soft-page-break/>-<text:span text:style-name="T8">On met à jour la charte graphiqu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8T09:33:01.918000000</meta:creation-date>
    <dc:date>2022-11-15T10:39:23.397000000</dc:date>
    <meta:editing-duration>PT58M19S</meta:editing-duration>
    <meta:editing-cycles>5</meta:editing-cycles>
    <meta:generator>LibreOffice/7.2.7.2$Windows_X86_64 LibreOffice_project/8d71d29d553c0f7dcbfa38fbfda25ee34cce99a2</meta:generator>
    <meta:document-statistic meta:table-count="0" meta:image-count="0" meta:object-count="0" meta:page-count="2" meta:paragraph-count="27" meta:word-count="361" meta:character-count="2057" meta:non-whitespace-character-count="1722"/>
  </office:meta>
</office:document-meta>
</file>